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366in" svg:height="3.7126in" svg:x="6.6429in" svg:y="1.798in">
            <draw:object draw:notify-on-update-of-ranges="Sheet1.D3:Sheet1.D13 Sheet1.A1:Sheet1.A1 Sheet1.G3:Sheet1.G13 Sheet1.D45:Sheet1.D55 Sheet1.A43:Sheet1.A43 Sheet1.G45:Sheet1.G55 Sheet1.D59:Sheet1.D69 Sheet1.A57:Sheet1.A57 Sheet1.G59:Sheet1.G69 Sheet1.D17:Sheet1.D27 Sheet1.A15:Sheet1.A15 Sheet1.G17:Sheet1.G27 Sheet1.D31:Sheet1.D41 Sheet1.A29:Sheet1.A29 Sheet1.G31:Sheet1.G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LSH_mod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table:style-name="Default" office:value-type="string" calcext:value-type="string">
            <text:p>stress_xx</text:p>
          </table:table-cell>
          <table:table-cell table:style-name="Default"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2"/>
          <table:table-cell office:value-type="string" calcext:value-type="string">
            <text:p>LSH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2_rR</text:p>
          </table:table-cell>
          <table:table-cell office:value-type="string" calcext:value-type="string">
            <text:p>j2_rR elastic</text:p>
          </table:table-cell>
          <table:table-cell office:value-type="string" calcext:value-type="string">
            <text:p>j2_rR_tan</text:p>
          </table:table-cell>
          <table:table-cell/>
          <table:table-cell office:value-type="string" calcext:value-type="string">
            <text:p>dt = 0.0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ive time</text:p>
          </table:table-cell>
          <table:table-cell office:value-type="float" office:value="5.67634" calcext:value-type="float">
            <text:p>5.67634</text:p>
          </table:table-cell>
          <table:table-cell office:value-type="float" office:value="34.7169" calcext:value-type="float">
            <text:p>34.7169</text:p>
          </table:table-cell>
          <table:table-cell office:value-type="float" office:value="18.7466" calcext:value-type="float">
            <text:p>18.7466</text:p>
          </table:table-cell>
          <table:table-cell office:value-type="float" office:value="9.23423" calcext:value-type="float">
            <text:p>9.23423</text:p>
          </table:table-cell>
          <table:table-cell office:value-type="float" office:value="12.323" calcext:value-type="float">
            <text:p>12.323</text:p>
          </table:table-cell>
          <table:table-cell/>
          <table:table-cell office:value-type="string" calcext:value-type="string">
            <text:p>end_t = 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31944357" calcext:value-type="float">
            <text:p>-5.00E-005</text:p>
          </table:table-cell>
          <table:table-cell table:style-name="ce1" office:value-type="float" office:value="-0.000049995831944364" calcext:value-type="float">
            <text:p>-5.00E-005</text:p>
          </table:table-cell>
          <table:table-cell office:value-type="float" office:value="0.00016665277314789" calcext:value-type="float">
            <text:p>0.0001666528</text:p>
          </table:table-cell>
          <table:table-cell office:value-type="float" office:value="0.0000000000027519236889262" calcext:value-type="float">
            <text:p>2.75E-012</text:p>
          </table:table-cell>
          <table:table-cell office:value-type="float" office:value="0.0000000000016308343564475" calcext:value-type="float">
            <text:p>1.63E-012</text:p>
          </table:table-cell>
          <table:table-cell office:value-type="float" office:value="34.997082361057" calcext:value-type="float">
            <text:p>34.9970823611</text:p>
          </table:table-cell>
          <table:table-cell/>
          <table:table-cell office:value-type="string" calcext:value-type="string">
            <text:p>Active time</text:p>
          </table:table-cell>
          <table:table-cell office:value-type="float" office:value="0.025193" calcext:value-type="float">
            <text:p>0.025193</text:p>
          </table:table-cell>
          <table:table-cell office:value-type="float" office:value="0.0334654" calcext:value-type="float">
            <text:p>0.0334654</text:p>
          </table:table-cell>
          <table:table-cell office:value-type="float" office:value="0.031743" calcext:value-type="float">
            <text:p>0.031743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0.024847" calcext:value-type="float">
            <text:p>0.024847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33333333" calcext:value-type="float">
            <text:p>-1.00E-004</text:p>
          </table:table-cell>
          <table:table-cell table:style-name="ce1" office:value-type="float" office:value="-0.000099983333333324" calcext:value-type="float">
            <text:p>-1.00E-004</text:p>
          </table:table-cell>
          <table:table-cell office:value-type="float" office:value="0.00033327777777758" calcext:value-type="float">
            <text:p>0.0003332778</text:p>
          </table:table-cell>
          <table:table-cell office:value-type="float" office:value="-0.000000000021705429120722" calcext:value-type="float">
            <text:p>-2.17E-011</text:p>
          </table:table-cell>
          <table:table-cell office:value-type="float" office:value="-0.000000000020654686294641" calcext:value-type="float">
            <text:p>-2.07E-011</text:p>
          </table:table-cell>
          <table:table-cell office:value-type="float" office:value="69.98833333328" calcext:value-type="float">
            <text:p>69.988333333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-0.00014996250694252" calcext:value-type="float">
            <text:p>-0.0001499625</text:p>
          </table:table-cell>
          <table:table-cell office:value-type="float" office:value="0.00049987502314142" calcext:value-type="float">
            <text:p>0.000499875</text:p>
          </table:table-cell>
          <table:table-cell office:value-type="float" office:value="-0.000000000037345453118842" calcext:value-type="float">
            <text:p>-3.73E-011</text:p>
          </table:table-cell>
          <table:table-cell office:value-type="float" office:value="-0.000000000036785033352693" calcext:value-type="float">
            <text:p>-3.68E-011</text:p>
          </table:table-cell>
          <table:table-cell office:value-type="float" office:value="104.97375485968" calcext:value-type="float">
            <text:p>104.9737548597</text:p>
          </table:table-cell>
          <table:table-cell table:number-columns-repeated="2"/>
          <table:table-cell office:value-type="string" calcext:value-type="string">
            <text:p>LSH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2_rR</text:p>
          </table:table-cell>
          <table:table-cell office:value-type="string" calcext:value-type="string">
            <text:p>j2_rR elastic</text:p>
          </table:table-cell>
          <table:table-cell office:value-type="string" calcext:value-type="string">
            <text:p>j2_rR_tan</text:p>
          </table:table-cell>
          <table:table-cell/>
          <table:table-cell office:value-type="string" calcext:value-type="string">
            <text:p>dt = 0.0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35554619" calcext:value-type="float">
            <text:p>-0.0001999334</text:p>
          </table:table-cell>
          <table:table-cell office:value-type="float" office:value="-0.00019993335554618" calcext:value-type="float">
            <text:p>-0.0001999334</text:p>
          </table:table-cell>
          <table:table-cell office:value-type="float" office:value="0.00066644451848719" calcext:value-type="float">
            <text:p>0.0006664445</text:p>
          </table:table-cell>
          <table:table-cell office:value-type="float" office:value="-0.000000000011264260357802" calcext:value-type="float">
            <text:p>-1.13E-011</text:p>
          </table:table-cell>
          <table:table-cell office:value-type="float" office:value="-0.000000000010843922981785" calcext:value-type="float">
            <text:p>-1.08E-011</text:p>
          </table:table-cell>
          <table:table-cell office:value-type="float" office:value="139.9533488823" calcext:value-type="float">
            <text:p>139.9533488823</text:p>
          </table:table-cell>
          <table:table-cell/>
          <table:table-cell office:value-type="string" calcext:value-type="string">
            <text:p>Alive time</text:p>
          </table:table-cell>
          <table:table-cell office:value-type="float" office:value="35.3773" calcext:value-type="float">
            <text:p>35.3773</text:p>
          </table:table-cell>
          <table:table-cell office:value-type="float" office:value="209.014" calcext:value-type="float">
            <text:p>209.014</text:p>
          </table:table-cell>
          <table:table-cell office:value-type="float" office:value="173.241" calcext:value-type="float">
            <text:p>173.241</text:p>
          </table:table-cell>
          <table:table-cell office:value-type="float" office:value="82.2976" calcext:value-type="float">
            <text:p>82.2976</text:p>
          </table:table-cell>
          <table:table-cell office:value-type="float" office:value="105.538" calcext:value-type="float">
            <text:p>105.538</text:p>
          </table:table-cell>
          <table:table-cell/>
          <table:table-cell office:value-type="string" calcext:value-type="string">
            <text:p>end_t = 0.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-0.0002498958819175" calcext:value-type="float">
            <text:p>-0.0002498959</text:p>
          </table:table-cell>
          <table:table-cell office:value-type="float" office:value="0.00083298627305782" calcext:value-type="float">
            <text:p>0.0008329863</text:p>
          </table:table-cell>
          <table:table-cell office:value-type="float" office:value="-0.000000000062242204446061" calcext:value-type="float">
            <text:p>-6.22E-011</text:p>
          </table:table-cell>
          <table:table-cell office:value-type="float" office:value="-0.000000000062102205322656" calcext:value-type="float">
            <text:p>-6.21E-011</text:p>
          </table:table-cell>
          <table:table-cell office:value-type="float" office:value="174.92711734211" calcext:value-type="float">
            <text:p>174.927117342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08882764" calcext:value-type="float">
            <text:p>-0.0002998501</text:p>
          </table:table-cell>
          <table:table-cell office:value-type="float" office:value="-0.00029985008882765" calcext:value-type="float">
            <text:p>-0.0002998501</text:p>
          </table:table-cell>
          <table:table-cell office:value-type="float" office:value="0.00099950029609194" calcext:value-type="float">
            <text:p>0.0009995003</text:p>
          </table:table-cell>
          <table:table-cell office:value-type="float" office:value="-0.000000000024850718705061" calcext:value-type="float">
            <text:p>-2.49E-011</text:p>
          </table:table-cell>
          <table:table-cell office:value-type="float" office:value="-0.00000000002639227725254" calcext:value-type="float">
            <text:p>-2.64E-011</text:p>
          </table:table-cell>
          <table:table-cell office:value-type="float" office:value="209.89506217929" calcext:value-type="float">
            <text:p>209.8950621793</text:p>
          </table:table-cell>
          <table:table-cell table:number-columns-repeated="9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-0.0003544218698402" calcext:value-type="float">
            <text:p>-0.0003544219</text:p>
          </table:table-cell>
          <table:table-cell office:value-type="float" office:value="0.0011659865968234" calcext:value-type="float">
            <text:p>0.0011659866</text:p>
          </table:table-cell>
          <table:table-cell office:value-type="float" office:value="0.00000000002126350484577" calcext:value-type="float">
            <text:p>2.13E-011</text:p>
          </table:table-cell>
          <table:table-cell office:value-type="float" office:value="0.00000000002109232233316" calcext:value-type="float">
            <text:p>2.11E-011</text:p>
          </table:table-cell>
          <table:table-cell office:value-type="float" office:value="240.00000000002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16366927" calcext:value-type="float">
            <text:p>-0.0004376512</text:p>
          </table:table-cell>
          <table:table-cell office:value-type="float" office:value="-0.0004376511636692" calcext:value-type="float">
            <text:p>-0.0004376512</text:p>
          </table:table-cell>
          <table:table-cell office:value-type="float" office:value="0.0013324451844813" calcext:value-type="float">
            <text:p>0.0013324452</text:p>
          </table:table-cell>
          <table:table-cell office:value-type="float" office:value="-0.0000000000082017415666078" calcext:value-type="float">
            <text:p>-8.20E-012</text:p>
          </table:table-cell>
          <table:table-cell office:value-type="float" office:value="0.0000000000020894242896471" calcext:value-type="float">
            <text:p>2.09E-012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60557385" calcext:value-type="float">
            <text:p>-0.0005208666</text:p>
          </table:table-cell>
          <table:table-cell office:value-type="float" office:value="-0.00052086660557375" calcext:value-type="float">
            <text:p>-0.0005208666</text:p>
          </table:table-cell>
          <table:table-cell office:value-type="float" office:value="0.0014988760682903" calcext:value-type="float">
            <text:p>0.0014988761</text:p>
          </table:table-cell>
          <table:table-cell office:value-type="float" office:value="-0.000000000030302042254696" calcext:value-type="float">
            <text:p>-3.03E-011</text:p>
          </table:table-cell>
          <table:table-cell office:value-type="float" office:value="-0.000000000018911887799843" calcext:value-type="float">
            <text:p>-1.89E-011</text:p>
          </table:table-cell>
          <table:table-cell office:value-type="float" office:value="239.99999999998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20016388" calcext:value-type="float">
            <text:p>-0.0006040682</text:p>
          </table:table-cell>
          <table:table-cell office:value-type="float" office:value="-0.00060406820016377" calcext:value-type="float">
            <text:p>-0.0006040682</text:p>
          </table:table-cell>
          <table:table-cell office:value-type="float" office:value="0.0016652792574704" calcext:value-type="float">
            <text:p>0.0016652793</text:p>
          </table:table-cell>
          <table:table-cell office:value-type="float" office:value="-0.000000000031401145233284" calcext:value-type="float">
            <text:p>-3.14E-011</text:p>
          </table:table-cell>
          <table:table-cell office:value-type="float" office:value="-0.00000000001996946763517" calcext:value-type="float">
            <text:p>-2.00E-011</text:p>
          </table:table-cell>
          <table:table-cell office:value-type="float" office:value="239.99999999997" calcext:value-type="float">
            <text:p>24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j2_hard1_mod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table:style-name="Default" office:value-type="string" calcext:value-type="string">
            <text:p>stress_xx</text:p>
          </table:table-cell>
          <table:table-cell table:style-name="Default"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64958287" calcext:value-type="float">
            <text:p>-5.00E-005</text:p>
          </table:table-cell>
          <table:table-cell table:style-name="ce1" office:value-type="float" office:value="-0.000049995864958309" calcext:value-type="float">
            <text:p>-5.00E-005</text:p>
          </table:table-cell>
          <table:table-cell office:value-type="float" office:value="0.00016665277315107" calcext:value-type="float">
            <text:p>0.0001666528</text:p>
          </table:table-cell>
          <table:table-cell office:value-type="float" office:value="0.000000000052109552783897" calcext:value-type="float">
            <text:p>5.21E-011</text:p>
          </table:table-cell>
          <table:table-cell office:value-type="float" office:value="0.000000000048676597474984" calcext:value-type="float">
            <text:p>4.87E-011</text:p>
          </table:table-cell>
          <table:table-cell office:value-type="float" office:value="34.997074362417" calcext:value-type="float">
            <text:p>34.9970743624</text:p>
          </table:table-cell>
          <table:table-cell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399355816" calcext:value-type="float">
            <text:p>-1.00E-004</text:p>
          </table:table-cell>
          <table:table-cell table:style-name="ce1" office:value-type="float" office:value="-0.000099983399355837" calcext:value-type="float">
            <text:p>-1.00E-004</text:p>
          </table:table-cell>
          <table:table-cell office:value-type="float" office:value="0.00033327777778395" calcext:value-type="float">
            <text:p>0.0003332778</text:p>
          </table:table-cell>
          <table:table-cell office:value-type="float" office:value="0.000000000025340174403254" calcext:value-type="float">
            <text:p>2.53E-011</text:p>
          </table:table-cell>
          <table:table-cell office:value-type="float" office:value="0.000000000021907121949827" calcext:value-type="float">
            <text:p>2.19E-011</text:p>
          </table:table-cell>
          <table:table-cell office:value-type="float" office:value="69.9883173373" calcext:value-type="float">
            <text:p>69.9883173373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149962605968" calcext:value-type="float">
            <text:p>-0.0001499626</text:p>
          </table:table-cell>
          <table:table-cell office:value-type="float" office:value="-0.00014996260596801" calcext:value-type="float">
            <text:p>-0.0001499626</text:p>
          </table:table-cell>
          <table:table-cell office:value-type="float" office:value="0.00049987502315094" calcext:value-type="float">
            <text:p>0.000499875</text:p>
          </table:table-cell>
          <table:table-cell office:value-type="float" office:value="0.000000000031069702366437" calcext:value-type="float">
            <text:p>3.11E-011</text:p>
          </table:table-cell>
          <table:table-cell office:value-type="float" office:value="0.000000000030298367981185" calcext:value-type="float">
            <text:p>3.03E-011</text:p>
          </table:table-cell>
          <table:table-cell office:value-type="float" office:value="104.9737308677" calcext:value-type="float">
            <text:p>104.9737308677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-0.00019993348756929" calcext:value-type="float">
            <text:p>-0.0001999335</text:p>
          </table:table-cell>
          <table:table-cell office:value-type="float" office:value="0.00066644451849984" calcext:value-type="float">
            <text:p>0.0006664445</text:p>
          </table:table-cell>
          <table:table-cell office:value-type="float" office:value="0.000000000028351695990914" calcext:value-type="float">
            <text:p>2.84E-011</text:p>
          </table:table-cell>
          <table:table-cell office:value-type="float" office:value="0.000000000028281030295396" calcext:value-type="float">
            <text:p>2.83E-011</text:p>
          </table:table-cell>
          <table:table-cell office:value-type="float" office:value="139.95331689562" calcext:value-type="float">
            <text:p>139.9533168956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989604693271" calcext:value-type="float">
            <text:p>-0.000249896</text:p>
          </table:table-cell>
          <table:table-cell office:value-type="float" office:value="-0.0002498960469327" calcext:value-type="float">
            <text:p>-0.000249896</text:p>
          </table:table-cell>
          <table:table-cell office:value-type="float" office:value="0.00083298627307368" calcext:value-type="float">
            <text:p>0.0008329863</text:p>
          </table:table-cell>
          <table:table-cell office:value-type="float" office:value="-0.000000000035622130245549" calcext:value-type="float">
            <text:p>-3.56E-011</text:p>
          </table:table-cell>
          <table:table-cell office:value-type="float" office:value="-0.000000000034782239588527" calcext:value-type="float">
            <text:p>-3.48E-011</text:p>
          </table:table-cell>
          <table:table-cell office:value-type="float" office:value="174.92707736208" calcext:value-type="float">
            <text:p>174.927077362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28682951" calcext:value-type="float">
            <text:p>-0.0002998503</text:p>
          </table:table-cell>
          <table:table-cell office:value-type="float" office:value="-0.0002998502868295" calcext:value-type="float">
            <text:p>-0.0002998503</text:p>
          </table:table-cell>
          <table:table-cell office:value-type="float" office:value="0.00099950029611098" calcext:value-type="float">
            <text:p>0.0009995003</text:p>
          </table:table-cell>
          <table:table-cell office:value-type="float" office:value="-0.000000000032137757732809" calcext:value-type="float">
            <text:p>-3.21E-011</text:p>
          </table:table-cell>
          <table:table-cell office:value-type="float" office:value="-0.000000000030457199262646" calcext:value-type="float">
            <text:p>-3.05E-011</text:p>
          </table:table-cell>
          <table:table-cell office:value-type="float" office:value="209.89501420724" calcext:value-type="float">
            <text:p>209.8950142072</text:p>
          </table:table-cell>
          <table:table-cell table:number-columns-repeated="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35442204400087" calcext:value-type="float">
            <text:p>-0.000354422</text:p>
          </table:table-cell>
          <table:table-cell office:value-type="float" office:value="-0.00035442204400092" calcext:value-type="float">
            <text:p>-0.000354422</text:p>
          </table:table-cell>
          <table:table-cell office:value-type="float" office:value="0.0011659865968454" calcext:value-type="float">
            <text:p>0.0011659866</text:p>
          </table:table-cell>
          <table:table-cell office:value-type="float" office:value="-0.000000000028412722261756" calcext:value-type="float">
            <text:p>-2.84E-011</text:p>
          </table:table-cell>
          <table:table-cell office:value-type="float" office:value="-0.000000000035600326939861" calcext:value-type="float">
            <text:p>-3.56E-011</text:p>
          </table:table-cell>
          <table:table-cell office:value-type="float" office:value="239.99999999997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3378313" calcext:value-type="float">
            <text:p>-0.0004376513</text:p>
          </table:table-cell>
          <table:table-cell office:value-type="float" office:value="-0.00043765133783131" calcext:value-type="float">
            <text:p>-0.0004376513</text:p>
          </table:table-cell>
          <table:table-cell office:value-type="float" office:value="0.0013324451845063" calcext:value-type="float">
            <text:p>0.0013324452</text:p>
          </table:table-cell>
          <table:table-cell office:value-type="float" office:value="-0.000000000017514645983541" calcext:value-type="float">
            <text:p>-1.75E-011</text:p>
          </table:table-cell>
          <table:table-cell office:value-type="float" office:value="-0.000000000018685088198911" calcext:value-type="float">
            <text:p>-1.87E-011</text:p>
          </table:table-cell>
          <table:table-cell office:value-type="float" office:value="239.99999999998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77973736" calcext:value-type="float">
            <text:p>-0.0005208668</text:p>
          </table:table-cell>
          <table:table-cell office:value-type="float" office:value="-0.00052086677973738" calcext:value-type="float">
            <text:p>-0.0005208668</text:p>
          </table:table-cell>
          <table:table-cell office:value-type="float" office:value="0.0014988760683183" calcext:value-type="float">
            <text:p>0.0014988761</text:p>
          </table:table-cell>
          <table:table-cell office:value-type="float" office:value="-0.000000000046362400030198" calcext:value-type="float">
            <text:p>-4.64E-011</text:p>
          </table:table-cell>
          <table:table-cell office:value-type="float" office:value="-0.000000000048618144232737" calcext:value-type="float">
            <text:p>-4.86E-011</text:p>
          </table:table-cell>
          <table:table-cell office:value-type="float" office:value="239.99999999995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37432879" calcext:value-type="float">
            <text:p>-0.0006040684</text:p>
          </table:table-cell>
          <table:table-cell office:value-type="float" office:value="-0.0006040683743288" calcext:value-type="float">
            <text:p>-0.0006040684</text:p>
          </table:table-cell>
          <table:table-cell office:value-type="float" office:value="0.0016652792575014" calcext:value-type="float">
            <text:p>0.0016652793</text:p>
          </table:table-cell>
          <table:table-cell office:value-type="float" office:value="0.0000000000034909158896923" calcext:value-type="float">
            <text:p>3.49E-012</text:p>
          </table:table-cell>
          <table:table-cell office:value-type="float" office:value="0.00000000000276457676196" calcext:value-type="float">
            <text:p>2.76E-012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j2_rR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table:style-name="Default" office:value-type="string" calcext:value-type="string">
            <text:p>stress_xx</text:p>
          </table:table-cell>
          <table:table-cell table:style-name="Default"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66187151" calcext:value-type="float">
            <text:p>-5.00E-005</text:p>
          </table:table-cell>
          <table:table-cell table:style-name="ce1" office:value-type="float" office:value="-0.000049995863701144" calcext:value-type="float">
            <text:p>-5.00E-005</text:p>
          </table:table-cell>
          <table:table-cell office:value-type="float" office:value="0.00016665277315099" calcext:value-type="float">
            <text:p>0.0001666528</text:p>
          </table:table-cell>
          <table:table-cell office:value-type="float" office:value="-0.00000019503821007526" calcext:value-type="float">
            <text:p>-1.95E-007</text:p>
          </table:table-cell>
          <table:table-cell office:value-type="float" office:value="0.00000020654734673313" calcext:value-type="float">
            <text:p>2.07E-007</text:p>
          </table:table-cell>
          <table:table-cell office:value-type="float" office:value="34.997074365822" calcext:value-type="float">
            <text:p>34.9970743658</text:p>
          </table:table-cell>
          <table:table-cell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40057992" calcext:value-type="float">
            <text:p>-1.00E-004</text:p>
          </table:table-cell>
          <table:table-cell table:style-name="ce1" office:value-type="float" office:value="-0.000099983398103772" calcext:value-type="float">
            <text:p>-1.00E-004</text:p>
          </table:table-cell>
          <table:table-cell office:value-type="float" office:value="0.00033327777778383" calcext:value-type="float">
            <text:p>0.0003332778</text:p>
          </table:table-cell>
          <table:table-cell office:value-type="float" office:value="-0.0000001943414773135" calcext:value-type="float">
            <text:p>-1.94E-007</text:p>
          </table:table-cell>
          <table:table-cell office:value-type="float" office:value="0.00000020565143348676" calcext:value-type="float">
            <text:p>2.06E-007</text:p>
          </table:table-cell>
          <table:table-cell office:value-type="float" office:value="69.988317340653" calcext:value-type="float">
            <text:p>69.9883173407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149962607187" calcext:value-type="float">
            <text:p>-0.0001499626</text:p>
          </table:table-cell>
          <table:table-cell office:value-type="float" office:value="-0.00014996260472037" calcext:value-type="float">
            <text:p>-0.0001499626</text:p>
          </table:table-cell>
          <table:table-cell office:value-type="float" office:value="0.00049987502315079" calcext:value-type="float">
            <text:p>0.000499875</text:p>
          </table:table-cell>
          <table:table-cell office:value-type="float" office:value="-0.00000019343179783592" calcext:value-type="float">
            <text:p>-1.93E-007</text:p>
          </table:table-cell>
          <table:table-cell office:value-type="float" office:value="0.00000020502296771428" calcext:value-type="float">
            <text:p>2.05E-007</text:p>
          </table:table-cell>
          <table:table-cell office:value-type="float" office:value="104.97373087113" calcext:value-type="float">
            <text:p>104.9737308711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48878369" calcext:value-type="float">
            <text:p>-0.0001999335</text:p>
          </table:table-cell>
          <table:table-cell office:value-type="float" office:value="-0.00019993348632667" calcext:value-type="float">
            <text:p>-0.0001999335</text:p>
          </table:table-cell>
          <table:table-cell office:value-type="float" office:value="0.00066644451849975" calcext:value-type="float">
            <text:p>0.0006664445</text:p>
          </table:table-cell>
          <table:table-cell office:value-type="float" office:value="-0.00000019273662465301" calcext:value-type="float">
            <text:p>-1.93E-007</text:p>
          </table:table-cell>
          <table:table-cell office:value-type="float" office:value="0.00000020416626526224" calcext:value-type="float">
            <text:p>2.04E-007</text:p>
          </table:table-cell>
          <table:table-cell office:value-type="float" office:value="139.95331689902" calcext:value-type="float">
            <text:p>139.953316899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989604695163" calcext:value-type="float">
            <text:p>-0.000249896</text:p>
          </table:table-cell>
          <table:table-cell office:value-type="float" office:value="-0.00024989604691908" calcext:value-type="float">
            <text:p>-0.000249896</text:p>
          </table:table-cell>
          <table:table-cell office:value-type="float" office:value="0.00083298627307362" calcext:value-type="float">
            <text:p>0.0008329863</text:p>
          </table:table-cell>
          <table:table-cell office:value-type="float" office:value="-0.0000000037427098779585" calcext:value-type="float">
            <text:p>-3.74E-009</text:p>
          </table:table-cell>
          <table:table-cell office:value-type="float" office:value="0.0000000015166867693258" calcext:value-type="float">
            <text:p>1.52E-009</text:p>
          </table:table-cell>
          <table:table-cell office:value-type="float" office:value="174.92707736143" calcext:value-type="float">
            <text:p>174.9270773614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28686758" calcext:value-type="float">
            <text:p>-0.0002998503</text:p>
          </table:table-cell>
          <table:table-cell office:value-type="float" office:value="-0.00029985028678812" calcext:value-type="float">
            <text:p>-0.0002998503</text:p>
          </table:table-cell>
          <table:table-cell office:value-type="float" office:value="0.00099950029611099" calcext:value-type="float">
            <text:p>0.0009995003</text:p>
          </table:table-cell>
          <table:table-cell office:value-type="float" office:value="-0.0000000057813340571489" calcext:value-type="float">
            <text:p>-5.78E-009</text:p>
          </table:table-cell>
          <table:table-cell office:value-type="float" office:value="0.0000000070532019045665" calcext:value-type="float">
            <text:p>7.05E-009</text:p>
          </table:table-cell>
          <table:table-cell office:value-type="float" office:value="209.89501420764" calcext:value-type="float">
            <text:p>209.8950142076</text:p>
          </table:table-cell>
          <table:table-cell table:number-columns-repeated="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3544220440003" calcext:value-type="float">
            <text:p>-0.000354422</text:p>
          </table:table-cell>
          <table:table-cell office:value-type="float" office:value="-0.00035442204401215" calcext:value-type="float">
            <text:p>-0.000354422</text:p>
          </table:table-cell>
          <table:table-cell office:value-type="float" office:value="0.0011659865968455" calcext:value-type="float">
            <text:p>0.0011659866</text:p>
          </table:table-cell>
          <table:table-cell office:value-type="float" office:value="-0.00000000095005079192978" calcext:value-type="float">
            <text:p>-9.50E-010</text:p>
          </table:table-cell>
          <table:table-cell office:value-type="float" office:value="-0.0000000028205056983439" calcext:value-type="float">
            <text:p>-2.82E-009</text:p>
          </table:table-cell>
          <table:table-cell office:value-type="float" office:value="239.99999999811" calcext:value-type="float">
            <text:p>239.9999999981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33684401" calcext:value-type="float">
            <text:p>-0.0004376513</text:p>
          </table:table-cell>
          <table:table-cell office:value-type="float" office:value="-0.00043765133813448" calcext:value-type="float">
            <text:p>-0.0004376513</text:p>
          </table:table-cell>
          <table:table-cell office:value-type="float" office:value="0.0013324451845065" calcext:value-type="float">
            <text:p>0.0013324452</text:p>
          </table:table-cell>
          <table:table-cell office:value-type="float" office:value="0.0000002089509944014" calcext:value-type="float">
            <text:p>2.09E-007</text:p>
          </table:table-cell>
          <table:table-cell office:value-type="float" office:value="0.000000030520684534076" calcext:value-type="float">
            <text:p>3.05E-008</text:p>
          </table:table-cell>
          <table:table-cell office:value-type="float" office:value="240.00000011974" calcext:value-type="float">
            <text:p>240.0000001197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77866018" calcext:value-type="float">
            <text:p>-0.0005208668</text:p>
          </table:table-cell>
          <table:table-cell office:value-type="float" office:value="-0.00052086678013045" calcext:value-type="float">
            <text:p>-0.0005208668</text:p>
          </table:table-cell>
          <table:table-cell office:value-type="float" office:value="0.0014988760683186" calcext:value-type="float">
            <text:p>0.0014988761</text:p>
          </table:table-cell>
          <table:table-cell office:value-type="float" office:value="0.0000002085375304245" calcext:value-type="float">
            <text:p>2.09E-007</text:p>
          </table:table-cell>
          <table:table-cell office:value-type="float" office:value="0.000000030910295170444" calcext:value-type="float">
            <text:p>3.09E-008</text:p>
          </table:table-cell>
          <table:table-cell office:value-type="float" office:value="240.00000011972" calcext:value-type="float">
            <text:p>240.000000119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37316255" calcext:value-type="float">
            <text:p>-0.0006040684</text:p>
          </table:table-cell>
          <table:table-cell office:value-type="float" office:value="-0.00060406837481221" calcext:value-type="float">
            <text:p>-0.0006040684</text:p>
          </table:table-cell>
          <table:table-cell office:value-type="float" office:value="0.0016652792575017" calcext:value-type="float">
            <text:p>0.0016652793</text:p>
          </table:table-cell>
          <table:table-cell office:value-type="float" office:value="0.00000020800045935284" calcext:value-type="float">
            <text:p>2.08E-007</text:p>
          </table:table-cell>
          <table:table-cell office:value-type="float" office:value="0.00000003111224998441" calcext:value-type="float">
            <text:p>3.11E-008</text:p>
          </table:table-cell>
          <table:table-cell office:value-type="float" office:value="240.00000011956" calcext:value-type="float">
            <text:p>240.000000119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j2_rR elastic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table:style-name="Default" office:value-type="string" calcext:value-type="string">
            <text:p>stress_xx</text:p>
          </table:table-cell>
          <table:table-cell table:style-name="Default"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66187151" calcext:value-type="float">
            <text:p>-5.00E-005</text:p>
          </table:table-cell>
          <table:table-cell table:style-name="ce1" office:value-type="float" office:value="-0.000049995863701144" calcext:value-type="float">
            <text:p>-5.00E-005</text:p>
          </table:table-cell>
          <table:table-cell office:value-type="float" office:value="0.00016665277315099" calcext:value-type="float">
            <text:p>0.0001666528</text:p>
          </table:table-cell>
          <table:table-cell office:value-type="float" office:value="-0.00000019503821007526" calcext:value-type="float">
            <text:p>-1.95E-007</text:p>
          </table:table-cell>
          <table:table-cell office:value-type="float" office:value="0.00000020654734673313" calcext:value-type="float">
            <text:p>2.07E-007</text:p>
          </table:table-cell>
          <table:table-cell office:value-type="float" office:value="34.997074365822" calcext:value-type="float">
            <text:p>34.9970743658</text:p>
          </table:table-cell>
          <table:table-cell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40057992" calcext:value-type="float">
            <text:p>-1.00E-004</text:p>
          </table:table-cell>
          <table:table-cell table:style-name="ce1" office:value-type="float" office:value="-0.000099983398103772" calcext:value-type="float">
            <text:p>-1.00E-004</text:p>
          </table:table-cell>
          <table:table-cell office:value-type="float" office:value="0.00033327777778383" calcext:value-type="float">
            <text:p>0.0003332778</text:p>
          </table:table-cell>
          <table:table-cell office:value-type="float" office:value="-0.0000001943414773135" calcext:value-type="float">
            <text:p>-1.94E-007</text:p>
          </table:table-cell>
          <table:table-cell office:value-type="float" office:value="0.00000020565143348676" calcext:value-type="float">
            <text:p>2.06E-007</text:p>
          </table:table-cell>
          <table:table-cell office:value-type="float" office:value="69.988317340653" calcext:value-type="float">
            <text:p>69.9883173407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149962607187" calcext:value-type="float">
            <text:p>-0.0001499626</text:p>
          </table:table-cell>
          <table:table-cell office:value-type="float" office:value="-0.00014996260472037" calcext:value-type="float">
            <text:p>-0.0001499626</text:p>
          </table:table-cell>
          <table:table-cell office:value-type="float" office:value="0.00049987502315079" calcext:value-type="float">
            <text:p>0.000499875</text:p>
          </table:table-cell>
          <table:table-cell office:value-type="float" office:value="-0.00000019343179783592" calcext:value-type="float">
            <text:p>-1.93E-007</text:p>
          </table:table-cell>
          <table:table-cell office:value-type="float" office:value="0.00000020502296771428" calcext:value-type="float">
            <text:p>2.05E-007</text:p>
          </table:table-cell>
          <table:table-cell office:value-type="float" office:value="104.97373087113" calcext:value-type="float">
            <text:p>104.9737308711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48878369" calcext:value-type="float">
            <text:p>-0.0001999335</text:p>
          </table:table-cell>
          <table:table-cell office:value-type="float" office:value="-0.00019993348632667" calcext:value-type="float">
            <text:p>-0.0001999335</text:p>
          </table:table-cell>
          <table:table-cell office:value-type="float" office:value="0.00066644451849975" calcext:value-type="float">
            <text:p>0.0006664445</text:p>
          </table:table-cell>
          <table:table-cell office:value-type="float" office:value="-0.00000019273662465301" calcext:value-type="float">
            <text:p>-1.93E-007</text:p>
          </table:table-cell>
          <table:table-cell office:value-type="float" office:value="0.00000020416626526224" calcext:value-type="float">
            <text:p>2.04E-007</text:p>
          </table:table-cell>
          <table:table-cell office:value-type="float" office:value="139.95331689902" calcext:value-type="float">
            <text:p>139.953316899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989604817524" calcext:value-type="float">
            <text:p>-0.000249896</text:p>
          </table:table-cell>
          <table:table-cell office:value-type="float" office:value="-0.00024989604589407" calcext:value-type="float">
            <text:p>-0.000249896</text:p>
          </table:table-cell>
          <table:table-cell office:value-type="float" office:value="0.00083298627307362" calcext:value-type="float">
            <text:p>0.0008329863</text:p>
          </table:table-cell>
          <table:table-cell office:value-type="float" office:value="-0.00000022546401565854" calcext:value-type="float">
            <text:p>-2.25E-007</text:p>
          </table:table-cell>
          <table:table-cell office:value-type="float" office:value="0.00000014303289010842" calcext:value-type="float">
            <text:p>1.43E-007</text:p>
          </table:table-cell>
          <table:table-cell office:value-type="float" office:value="174.92707733736" calcext:value-type="float">
            <text:p>174.9270773374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27154592" calcext:value-type="float">
            <text:p>-0.0002998503</text:p>
          </table:table-cell>
          <table:table-cell office:value-type="float" office:value="-0.00029985030046997" calcext:value-type="float">
            <text:p>-0.0002998503</text:p>
          </table:table-cell>
          <table:table-cell office:value-type="float" office:value="0.00099950029611091" calcext:value-type="float">
            <text:p>0.0009995003</text:p>
          </table:table-cell>
          <table:table-cell office:value-type="float" office:value="0.0000026679159660843" calcext:value-type="float">
            <text:p>2.67E-006</text:p>
          </table:table-cell>
          <table:table-cell office:value-type="float" office:value="-0.0000020044293766943" calcext:value-type="float">
            <text:p>-2.00E-006</text:p>
          </table:table-cell>
          <table:table-cell office:value-type="float" office:value="209.89501440629" calcext:value-type="float">
            <text:p>209.8950144063</text:p>
          </table:table-cell>
          <table:table-cell table:number-columns-repeated="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35442202589364" calcext:value-type="float">
            <text:p>-0.000354422</text:p>
          </table:table-cell>
          <table:table-cell office:value-type="float" office:value="-0.00035442202330243" calcext:value-type="float">
            <text:p>-0.000354422</text:p>
          </table:table-cell>
          <table:table-cell office:value-type="float" office:value="0.0011659865968455" calcext:value-type="float">
            <text:p>0.0011659866</text:p>
          </table:table-cell>
          <table:table-cell office:value-type="float" office:value="0.0000065864910938181" calcext:value-type="float">
            <text:p>6.59E-006</text:p>
          </table:table-cell>
          <table:table-cell office:value-type="float" office:value="0.0000069955002306579" calcext:value-type="float">
            <text:p>7.00E-006</text:p>
          </table:table-cell>
          <table:table-cell office:value-type="float" office:value="240.00000679096" calcext:value-type="float">
            <text:p>240.000006791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3335978" calcext:value-type="float">
            <text:p>-0.0004376513</text:p>
          </table:table-cell>
          <table:table-cell office:value-type="float" office:value="-0.00043765133416342" calcext:value-type="float">
            <text:p>-0.0004376513</text:p>
          </table:table-cell>
          <table:table-cell office:value-type="float" office:value="0.0013324451845065" calcext:value-type="float">
            <text:p>0.0013324452</text:p>
          </table:table-cell>
          <table:table-cell office:value-type="float" office:value="0.0000014259665193367" calcext:value-type="float">
            <text:p>1.43E-006</text:p>
          </table:table-cell>
          <table:table-cell office:value-type="float" office:value="0.0000013395487969364" calcext:value-type="float">
            <text:p>1.34E-006</text:p>
          </table:table-cell>
          <table:table-cell office:value-type="float" office:value="240.00000138276" calcext:value-type="float">
            <text:p>240.0000013828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77543142" calcext:value-type="float">
            <text:p>-0.0005208668</text:p>
          </table:table-cell>
          <table:table-cell office:value-type="float" office:value="-0.00052086677607769" calcext:value-type="float">
            <text:p>-0.0005208668</text:p>
          </table:table-cell>
          <table:table-cell office:value-type="float" office:value="0.0014988760683186" calcext:value-type="float">
            <text:p>0.0014988761</text:p>
          </table:table-cell>
          <table:table-cell office:value-type="float" office:value="0.0000014365656319156" calcext:value-type="float">
            <text:p>1.44E-006</text:p>
          </table:table-cell>
          <table:table-cell office:value-type="float" office:value="0.0000013514274235895" calcext:value-type="float">
            <text:p>1.35E-006</text:p>
          </table:table-cell>
          <table:table-cell office:value-type="float" office:value="240.000001394" calcext:value-type="float">
            <text:p>240.000001394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36995166" calcext:value-type="float">
            <text:p>-0.0006040684</text:p>
          </table:table-cell>
          <table:table-cell office:value-type="float" office:value="-0.00060406837067612" calcext:value-type="float">
            <text:p>-0.0006040684</text:p>
          </table:table-cell>
          <table:table-cell office:value-type="float" office:value="0.0016652792575018" calcext:value-type="float">
            <text:p>0.0016652793</text:p>
          </table:table-cell>
          <table:table-cell office:value-type="float" office:value="0.0000014471428312758" calcext:value-type="float">
            <text:p>1.45E-006</text:p>
          </table:table-cell>
          <table:table-cell office:value-type="float" office:value="0.0000013634358316851" calcext:value-type="float">
            <text:p>1.36E-006</text:p>
          </table:table-cell>
          <table:table-cell office:value-type="float" office:value="240.00000140529" calcext:value-type="float">
            <text:p>240.000001405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j2_rR w/ rR tan op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zz</text:p>
          </table:table-cell>
          <table:table-cell table:style-name="Default" office:value-type="string" calcext:value-type="string">
            <text:p>stress_xx</text:p>
          </table:table-cell>
          <table:table-cell table:style-name="Default" office:value-type="string" calcext:value-type="string">
            <text:p>stress_yy</text:p>
          </table:table-cell>
          <table:table-cell office:value-type="string" calcext:value-type="string">
            <text:p>stress_zz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float" office:value="-0.000049995866187151" calcext:value-type="float">
            <text:p>-5.00E-005</text:p>
          </table:table-cell>
          <table:table-cell table:style-name="ce1" office:value-type="float" office:value="-0.000049995863701144" calcext:value-type="float">
            <text:p>-5.00E-005</text:p>
          </table:table-cell>
          <table:table-cell office:value-type="float" office:value="0.00016665277315099" calcext:value-type="float">
            <text:p>0.0001666528</text:p>
          </table:table-cell>
          <table:table-cell office:value-type="float" office:value="-0.00000019503821007526" calcext:value-type="float">
            <text:p>-1.95E-007</text:p>
          </table:table-cell>
          <table:table-cell office:value-type="float" office:value="0.00000020654734673313" calcext:value-type="float">
            <text:p>2.07E-007</text:p>
          </table:table-cell>
          <table:table-cell office:value-type="float" office:value="34.997074365822" calcext:value-type="float">
            <text:p>34.9970743658</text:p>
          </table:table-cell>
          <table:table-cell table:number-columns-repeated="9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float" office:value="-0.00009998340057992" calcext:value-type="float">
            <text:p>-1.00E-004</text:p>
          </table:table-cell>
          <table:table-cell table:style-name="ce1" office:value-type="float" office:value="-0.000099983398103772" calcext:value-type="float">
            <text:p>-1.00E-004</text:p>
          </table:table-cell>
          <table:table-cell office:value-type="float" office:value="0.00033327777778383" calcext:value-type="float">
            <text:p>0.0003332778</text:p>
          </table:table-cell>
          <table:table-cell office:value-type="float" office:value="-0.0000001943414773135" calcext:value-type="float">
            <text:p>-1.94E-007</text:p>
          </table:table-cell>
          <table:table-cell office:value-type="float" office:value="0.00000020565143348676" calcext:value-type="float">
            <text:p>2.06E-007</text:p>
          </table:table-cell>
          <table:table-cell office:value-type="float" office:value="69.988317340653" calcext:value-type="float">
            <text:p>69.9883173407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000149962607187" calcext:value-type="float">
            <text:p>-0.0001499626</text:p>
          </table:table-cell>
          <table:table-cell office:value-type="float" office:value="-0.00014996260472037" calcext:value-type="float">
            <text:p>-0.0001499626</text:p>
          </table:table-cell>
          <table:table-cell office:value-type="float" office:value="0.00049987502315079" calcext:value-type="float">
            <text:p>0.000499875</text:p>
          </table:table-cell>
          <table:table-cell office:value-type="float" office:value="-0.00000019343179783592" calcext:value-type="float">
            <text:p>-1.93E-007</text:p>
          </table:table-cell>
          <table:table-cell office:value-type="float" office:value="0.00000020502296771428" calcext:value-type="float">
            <text:p>2.05E-007</text:p>
          </table:table-cell>
          <table:table-cell office:value-type="float" office:value="104.97373087113" calcext:value-type="float">
            <text:p>104.9737308711</text:p>
          </table:table-cell>
          <table:table-cell table:number-columns-repeated="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0019993348878369" calcext:value-type="float">
            <text:p>-0.0001999335</text:p>
          </table:table-cell>
          <table:table-cell office:value-type="float" office:value="-0.00019993348632667" calcext:value-type="float">
            <text:p>-0.0001999335</text:p>
          </table:table-cell>
          <table:table-cell office:value-type="float" office:value="0.00066644451849975" calcext:value-type="float">
            <text:p>0.0006664445</text:p>
          </table:table-cell>
          <table:table-cell office:value-type="float" office:value="-0.00000019273662465301" calcext:value-type="float">
            <text:p>-1.93E-007</text:p>
          </table:table-cell>
          <table:table-cell office:value-type="float" office:value="0.00000020416626526224" calcext:value-type="float">
            <text:p>2.04E-007</text:p>
          </table:table-cell>
          <table:table-cell office:value-type="float" office:value="139.95331689902" calcext:value-type="float">
            <text:p>139.953316899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989604699116" calcext:value-type="float">
            <text:p>-0.000249896</text:p>
          </table:table-cell>
          <table:table-cell office:value-type="float" office:value="-0.00024989604689089" calcext:value-type="float">
            <text:p>-0.000249896</text:p>
          </table:table-cell>
          <table:table-cell office:value-type="float" office:value="0.00083298627307362" calcext:value-type="float">
            <text:p>0.0008329863</text:p>
          </table:table-cell>
          <table:table-cell office:value-type="float" office:value="-0.000000011501879844207" calcext:value-type="float">
            <text:p>-1.15E-008</text:p>
          </table:table-cell>
          <table:table-cell office:value-type="float" office:value="0.0000000046956019351348" calcext:value-type="float">
            <text:p>4.70E-009</text:p>
          </table:table-cell>
          <table:table-cell office:value-type="float" office:value="174.92707736005" calcext:value-type="float">
            <text:p>174.9270773601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29985028670903" calcext:value-type="float">
            <text:p>-0.0002998503</text:p>
          </table:table-cell>
          <table:table-cell office:value-type="float" office:value="-0.00029985028691774" calcext:value-type="float">
            <text:p>-0.0002998503</text:p>
          </table:table-cell>
          <table:table-cell office:value-type="float" office:value="0.00099950029611089" calcext:value-type="float">
            <text:p>0.0009995003</text:p>
          </table:table-cell>
          <table:table-cell office:value-type="float" office:value="0.00000002332397132397" calcext:value-type="float">
            <text:p>2.33E-008</text:p>
          </table:table-cell>
          <table:table-cell office:value-type="float" office:value="-0.000000010390823992799" calcext:value-type="float">
            <text:p>-1.04E-008</text:p>
          </table:table-cell>
          <table:table-cell office:value-type="float" office:value="209.89501421112" calcext:value-type="float">
            <text:p>209.8950142111</text:p>
          </table:table-cell>
          <table:table-cell table:number-columns-repeated="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35442204400177" calcext:value-type="float">
            <text:p>-0.000354422</text:p>
          </table:table-cell>
          <table:table-cell office:value-type="float" office:value="-0.00035442204399811" calcext:value-type="float">
            <text:p>-0.000354422</text:p>
          </table:table-cell>
          <table:table-cell office:value-type="float" office:value="0.0011659865968454" calcext:value-type="float">
            <text:p>0.0011659866</text:p>
          </table:table-cell>
          <table:table-cell office:value-type="float" office:value="0.000000000010706810010862" calcext:value-type="float">
            <text:p>1.07E-011</text:p>
          </table:table-cell>
          <table:table-cell office:value-type="float" office:value="0.00000000058822263640762" calcext:value-type="float">
            <text:p>5.88E-010</text:p>
          </table:table-cell>
          <table:table-cell office:value-type="float" office:value="240.0000000003" calcext:value-type="float">
            <text:p>240.0000000003</text:p>
          </table:table-cell>
          <table:table-cell table:number-columns-repeated="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43765133718031" calcext:value-type="float">
            <text:p>-0.0004376513</text:p>
          </table:table-cell>
          <table:table-cell office:value-type="float" office:value="-0.00043765133797266" calcext:value-type="float">
            <text:p>-0.0004376513</text:p>
          </table:table-cell>
          <table:table-cell office:value-type="float" office:value="0.0013324451845064" calcext:value-type="float">
            <text:p>0.0013324452</text:p>
          </table:table-cell>
          <table:table-cell office:value-type="float" office:value="0.00000014397978025855" calcext:value-type="float">
            <text:p>1.44E-007</text:p>
          </table:table-cell>
          <table:table-cell office:value-type="float" office:value="0.000000034389177818577" calcext:value-type="float">
            <text:p>3.44E-008</text:p>
          </table:table-cell>
          <table:table-cell office:value-type="float" office:value="240.00000008918" calcext:value-type="float">
            <text:p>240.0000000892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52086677902932" calcext:value-type="float">
            <text:p>-0.0005208668</text:p>
          </table:table-cell>
          <table:table-cell office:value-type="float" office:value="-0.00052086677993589" calcext:value-type="float">
            <text:p>-0.0005208668</text:p>
          </table:table-cell>
          <table:table-cell office:value-type="float" office:value="0.0014988760683185" calcext:value-type="float">
            <text:p>0.0014988761</text:p>
          </table:table-cell>
          <table:table-cell office:value-type="float" office:value="0.00000014396619032382" calcext:value-type="float">
            <text:p>1.44E-007</text:p>
          </table:table-cell>
          <table:table-cell office:value-type="float" office:value="0.000000034345144130378" calcext:value-type="float">
            <text:p>3.43E-008</text:p>
          </table:table-cell>
          <table:table-cell office:value-type="float" office:value="240.00000008916" calcext:value-type="float">
            <text:p>240.0000000892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60406837356379" calcext:value-type="float">
            <text:p>-0.0006040684</text:p>
          </table:table-cell>
          <table:table-cell office:value-type="float" office:value="-0.0006040683745845" calcext:value-type="float">
            <text:p>-0.0006040684</text:p>
          </table:table-cell>
          <table:table-cell office:value-type="float" office:value="0.0016652792575017" calcext:value-type="float">
            <text:p>0.0016652793</text:p>
          </table:table-cell>
          <table:table-cell office:value-type="float" office:value="0.00000014399497104122" calcext:value-type="float">
            <text:p>1.44E-007</text:p>
          </table:table-cell>
          <table:table-cell office:value-type="float" office:value="0.00000003435507138388" calcext:value-type="float">
            <text:p>3.44E-008</text:p>
          </table:table-cell>
          <table:table-cell office:value-type="float" office:value="240.00000008917" calcext:value-type="float">
            <text:p>240.000000089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6.2988in" svg:height="3.5429in" svg:x="5.4921in" svg:y="0.0772in">
            <draw:object draw:notify-on-update-of-ranges="Sheet2.D13:Sheet2.D13 Sheet2.A2:Sheet2.A3 Sheet2.B1:Sheet2.B1 Sheet2.B2:Sheet2.B3 Sheet2.C1:Sheet2.C1 Sheet2.C2:Sheet2.C3 Sheet2.D1:Sheet2.D1 Sheet2.D2:Sheet2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6614in" svg:y="0.1047in">
            <draw:object draw:notify-on-update-of-ranges="Sheet2.A6:Sheet2.A7 Sheet2.B5:Sheet2.B5 Sheet2.B6:Sheet2.B7 Sheet2.C5:Sheet2.C5 Sheet2.C6:Sheet2.C7 Sheet2.D5:Sheet2.D5 Sheet2.D6:Sheet2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4" table:default-cell-style-name="ce2"/>
        <table:table-row table:style-name="ro2">
          <table:table-cell office:value-type="string" calcext:value-type="string">
            <text:p>(elastic)</text:p>
          </table:table-cell>
          <table:table-cell office:value-type="string" calcext:value-type="string">
            <text:p>J2 old</text:p>
          </table:table-cell>
          <table:table-cell office:value-type="string" calcext:value-type="string">
            <text:p>J2 rR</text:p>
          </table:table-cell>
          <table:table-cell office:value-type="string" calcext:value-type="string">
            <text:p>LSH</text:p>
          </table:table-cell>
        </table:table-row>
        <table:table-row table:style-name="ro2">
          <table:table-cell office:value-type="string" calcext:value-type="string">
            <text:p>t = 0.1</text:p>
          </table:table-cell>
          <table:table-cell office:value-type="float" office:value="12.409" calcext:value-type="float">
            <text:p>12.409</text:p>
          </table:table-cell>
          <table:table-cell office:value-type="float" office:value="8.746" calcext:value-type="float">
            <text:p>8.746</text:p>
          </table:table-cell>
          <table:table-cell office:value-type="float" office:value="5.659" calcext:value-type="float">
            <text:p>5.659</text:p>
          </table:table-cell>
        </table:table-row>
        <table:table-row table:style-name="ro2">
          <table:table-cell office:value-type="string" calcext:value-type="string">
            <text:p>t = 0.5</text:p>
          </table:table-cell>
          <table:table-cell office:value-type="float" office:value="118.48" calcext:value-type="float">
            <text:p>118.48</text:p>
          </table:table-cell>
          <table:table-cell office:value-type="float" office:value="74.198" calcext:value-type="float">
            <text:p>74.198</text:p>
          </table:table-cell>
          <table:table-cell office:value-type="float" office:value="33.69" calcext:value-type="float">
            <text:p>33.69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(!elastic)</text:p>
          </table:table-cell>
          <table:table-cell office:value-type="string" calcext:value-type="string">
            <text:p>J2 old</text:p>
          </table:table-cell>
          <table:table-cell office:value-type="string" calcext:value-type="string">
            <text:p>J2 rR</text:p>
          </table:table-cell>
          <table:table-cell office:value-type="string" calcext:value-type="string">
            <text:p>J2 rR tan</text:p>
          </table:table-cell>
        </table:table-row>
        <table:table-row table:style-name="ro2">
          <table:table-cell office:value-type="string" calcext:value-type="string">
            <text:p>t = 0.1</text:p>
          </table:table-cell>
          <table:table-cell office:value-type="float" office:value="22.101" calcext:value-type="float">
            <text:p>22.101</text:p>
          </table:table-cell>
          <table:table-cell office:value-type="float" office:value="17.965" calcext:value-type="float">
            <text:p>17.965</text:p>
          </table:table-cell>
          <table:table-cell office:value-type="float" office:value="11.374" calcext:value-type="float">
            <text:p>11.374</text:p>
          </table:table-cell>
        </table:table-row>
        <table:table-row table:style-name="ro2">
          <table:table-cell office:value-type="string" calcext:value-type="string">
            <text:p>t = 0.5</text:p>
          </table:table-cell>
          <table:table-cell office:value-type="float" office:value="206.481" calcext:value-type="float">
            <text:p>206.481</text:p>
          </table:table-cell>
          <table:table-cell office:value-type="float" office:value="164.826" calcext:value-type="float">
            <text:p>164.826</text:p>
          </table:table-cell>
          <table:table-cell office:value-type="float" office:value="94.748" calcext:value-type="float">
            <text:p>94.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6:12:33.05984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Waxman</meta:initial-creator>
    <meta:creation-date>2015-09-30T08:25:44.516756872</meta:creation-date>
    <dc:date>2015-10-08T16:36:12.045998426</dc:date>
    <dc:creator>Rachel Waxman</dc:creator>
    <meta:editing-duration>P1DT5H11M11S</meta:editing-duration>
    <meta:editing-cycles>18</meta:editing-cycles>
    <meta:generator>LibreOffice/4.2.8.2$Linux_X86_64 LibreOffice_project/420m0$Build-2</meta:generator>
    <meta:document-statistic meta:table-count="2" meta:cell-count="4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8pt" style:font-size-asian="9pt" style:font-size-complex="9pt"/>
    </style:style>
    <style:style style:name="ch7" style:family="chart">
      <style:chart-properties style:rotation-angle="90"/>
      <style:text-properties fo:font-size="8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05cm" chart:symbol-height="0.05cm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05cm" chart:symbol-height="0.05cm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208cm" svg:height="9.431cm" xlink:href=".." xlink:type="simple" chart:class="chart:scatter" chart:style-name="ch1">
        <chart:title svg:x="9.477cm" svg:y="0.161cm" chart:style-name="ch2">
          <text:p>stress_zz vs strain_zz</text:p>
        </chart:title>
        <chart:legend svg:x="19.261cm" svg:y="3.929cm" style:legend-expansion="custom" chartooo:width="3.946cm" chartooo:height="2.429cm" style:legend-expansion-aspect-ratio="1.62453684643886" chart:style-name="ch3"/>
        <chart:plot-area chart:style-name="ch4" table:cell-range-address="Sheet1.D3:Sheet1.D13 Sheet1.A1:Sheet1.A1 Sheet1.G3:Sheet1.G13 Sheet1.A43:Sheet1.A43 Sheet1.G45:Sheet1.G55 Sheet1.A57:Sheet1.A57 Sheet1.G59:Sheet1.G69 Sheet1.A15:Sheet1.A15 Sheet1.G17:Sheet1.G27 Sheet1.A29:Sheet1.A29 Sheet1.G31:Sheet1.G41" chart:data-source-has-labels="row" svg:x="0.431cm" svg:y="0.634cm" svg:width="19.346cm" svg:height="8.092cm">
          <chartooo:coordinate-region svg:x="1.238cm" svg:y="0.834cm" svg:width="18.021cm" svg:height="7.245cm"/>
          <chart:axis chart:dimension="x" chart:name="primary-x" chart:style-name="ch5">
            <chart:title svg:x="9.137cm" svg:y="8.821cm" chart:style-name="ch6">
              <text:p>strain_zz</text:p>
            </chart:title>
          </chart:axis>
          <chart:axis chart:dimension="y" chart:name="primary-y" chart:style-name="ch5">
            <chart:title svg:x="0.098cm" svg:y="5.71cm" chart:style-name="ch7">
              <text:p>stress_zz</text:p>
            </chart:title>
          </chart:axis>
          <chart:series chart:style-name="ch8" chart:values-cell-range-address="Sheet1.G3:Sheet1.G13" chart:label-cell-address="Sheet1.A1:Sheet1.A1" chart:class="chart:scatter">
            <chart:domain table:cell-range-address="Sheet1.D3:Sheet1.D13"/>
            <chart:data-point chart:repeated="11"/>
          </chart:series>
          <chart:series chart:style-name="ch9" chart:values-cell-range-address="Sheet1.G45:Sheet1.G55" chart:label-cell-address="Sheet1.A43:Sheet1.A43" chart:class="chart:scatter">
            <chart:domain table:cell-range-address="Sheet1.D45:Sheet1.D55"/>
            <chart:data-point chart:repeated="11"/>
          </chart:series>
          <chart:series chart:style-name="ch10" chart:values-cell-range-address="Sheet1.G59:Sheet1.G69" chart:label-cell-address="Sheet1.A57:Sheet1.A57" chart:class="chart:scatter">
            <chart:domain table:cell-range-address="Sheet1.D59:Sheet1.D69"/>
            <chart:data-point chart:repeated="11"/>
          </chart:series>
          <chart:series chart:style-name="ch11" chart:values-cell-range-address="Sheet1.G17:Sheet1.G27" chart:label-cell-address="Sheet1.A15:Sheet1.A15" chart:class="chart:scatter">
            <chart:domain table:cell-range-address="Sheet1.D17:Sheet1.D27"/>
            <chart:data-point chart:repeated="11"/>
          </chart:series>
          <chart:series chart:style-name="ch12" chart:values-cell-range-address="Sheet1.G31:Sheet1.G41" chart:label-cell-address="Sheet1.A29:Sheet1.A29" chart:class="chart:scatter">
            <chart:domain table:cell-range-address="Sheet1.D31:Sheet1.D41"/>
            <chart:data-point chart:repeated="8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SH_mod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2_rR elastic</text:p>
                <draw:g>
                  <svg:desc>Sheet1.A43:Sheet1.A4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2_rR w/ rR tan op</text:p>
                <draw:g>
                  <svg:desc>Sheet1.A57:Sheet1.A5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2_hard1_mod</text:p>
                <draw:g>
                  <svg:desc>Sheet1.A15:Sheet1.A1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j2_rR</text:p>
                <draw:g>
                  <svg:desc>Sheet1.A29:Sheet1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  <table:table-cell office:value-type="float" office:value="0">
                <text:p>0</text:p>
                <draw:g>
                  <svg:desc>Sheet1.G3:Sheet1.G13</svg:desc>
                </draw:g>
              </table:table-cell>
              <table:table-cell office:value-type="float" office:value="0">
                <text:p>0</text:p>
                <draw:g>
                  <svg:desc>Sheet1.D45:Sheet1.D55</svg:desc>
                </draw:g>
              </table:table-cell>
              <table:table-cell office:value-type="float" office:value="0">
                <text:p>0</text:p>
                <draw:g>
                  <svg:desc>Sheet1.G45:Sheet1.G55</svg:desc>
                </draw:g>
              </table:table-cell>
              <table:table-cell office:value-type="float" office:value="0">
                <text:p>0</text:p>
                <draw:g>
                  <svg:desc>Sheet1.D59:Sheet1.D69</svg:desc>
                </draw:g>
              </table:table-cell>
              <table:table-cell office:value-type="float" office:value="0">
                <text:p>0</text:p>
                <draw:g>
                  <svg:desc>Sheet1.G59:Sheet1.G69</svg:desc>
                </draw:g>
              </table:table-cell>
              <table:table-cell office:value-type="float" office:value="0">
                <text:p>0</text:p>
                <draw:g>
                  <svg:desc>Sheet1.D17:Sheet1.D27</svg:desc>
                </draw:g>
              </table:table-cell>
              <table:table-cell office:value-type="float" office:value="0">
                <text:p>0</text:p>
                <draw:g>
                  <svg:desc>Sheet1.G17:Sheet1.G27</svg:desc>
                </draw:g>
              </table:table-cell>
              <table:table-cell office:value-type="float" office:value="0">
                <text:p>0</text:p>
                <draw:g>
                  <svg:desc>Sheet1.D31:Sheet1.D41</svg:desc>
                </draw:g>
              </table:table-cell>
              <table:table-cell office:value-type="float" office:value="0">
                <text:p>0</text:p>
                <draw:g>
                  <svg:desc>Sheet1.G31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789">
                <text:p>0.00016665277314789</text:p>
              </table:table-cell>
              <table:table-cell office:value-type="float" office:value="34.997082361057">
                <text:p>34.997082361057</text:p>
              </table:table-cell>
              <table:table-cell office:value-type="float" office:value="0.00016665277315099">
                <text:p>0.00016665277315099</text:p>
              </table:table-cell>
              <table:table-cell office:value-type="float" office:value="34.997074365822">
                <text:p>34.997074365822</text:p>
              </table:table-cell>
              <table:table-cell office:value-type="float" office:value="0.00016665277315099">
                <text:p>0.00016665277315099</text:p>
              </table:table-cell>
              <table:table-cell office:value-type="float" office:value="34.997074365822">
                <text:p>34.997074365822</text:p>
              </table:table-cell>
              <table:table-cell office:value-type="float" office:value="0.00016665277315107">
                <text:p>0.00016665277315107</text:p>
              </table:table-cell>
              <table:table-cell office:value-type="float" office:value="34.997074362417">
                <text:p>34.997074362417</text:p>
              </table:table-cell>
              <table:table-cell office:value-type="float" office:value="0.00016665277315099">
                <text:p>0.00016665277315099</text:p>
              </table:table-cell>
              <table:table-cell office:value-type="float" office:value="34.997074365822">
                <text:p>34.99707436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58">
                <text:p>0.00033327777777758</text:p>
              </table:table-cell>
              <table:table-cell office:value-type="float" office:value="69.98833333328">
                <text:p>69.98833333328</text:p>
              </table:table-cell>
              <table:table-cell office:value-type="float" office:value="0.00033327777778383">
                <text:p>0.00033327777778383</text:p>
              </table:table-cell>
              <table:table-cell office:value-type="float" office:value="69.988317340653">
                <text:p>69.988317340653</text:p>
              </table:table-cell>
              <table:table-cell office:value-type="float" office:value="0.00033327777778383">
                <text:p>0.00033327777778383</text:p>
              </table:table-cell>
              <table:table-cell office:value-type="float" office:value="69.988317340653">
                <text:p>69.988317340653</text:p>
              </table:table-cell>
              <table:table-cell office:value-type="float" office:value="0.00033327777778395">
                <text:p>0.00033327777778395</text:p>
              </table:table-cell>
              <table:table-cell office:value-type="float" office:value="69.9883173373">
                <text:p>69.9883173373</text:p>
              </table:table-cell>
              <table:table-cell office:value-type="float" office:value="0.00033327777778383">
                <text:p>0.00033327777778383</text:p>
              </table:table-cell>
              <table:table-cell office:value-type="float" office:value="69.988317340653">
                <text:p>69.988317340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42">
                <text:p>0.00049987502314142</text:p>
              </table:table-cell>
              <table:table-cell office:value-type="float" office:value="104.97375485968">
                <text:p>104.97375485968</text:p>
              </table:table-cell>
              <table:table-cell office:value-type="float" office:value="0.00049987502315079">
                <text:p>0.00049987502315079</text:p>
              </table:table-cell>
              <table:table-cell office:value-type="float" office:value="104.97373087113">
                <text:p>104.97373087113</text:p>
              </table:table-cell>
              <table:table-cell office:value-type="float" office:value="0.00049987502315079">
                <text:p>0.00049987502315079</text:p>
              </table:table-cell>
              <table:table-cell office:value-type="float" office:value="104.97373087113">
                <text:p>104.97373087113</text:p>
              </table:table-cell>
              <table:table-cell office:value-type="float" office:value="0.00049987502315094">
                <text:p>0.00049987502315094</text:p>
              </table:table-cell>
              <table:table-cell office:value-type="float" office:value="104.9737308677">
                <text:p>104.9737308677</text:p>
              </table:table-cell>
              <table:table-cell office:value-type="float" office:value="0.00049987502315079">
                <text:p>0.00049987502315079</text:p>
              </table:table-cell>
              <table:table-cell office:value-type="float" office:value="104.97373087113">
                <text:p>104.97373087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19">
                <text:p>0.00066644451848719</text:p>
              </table:table-cell>
              <table:table-cell office:value-type="float" office:value="139.9533488823">
                <text:p>139.9533488823</text:p>
              </table:table-cell>
              <table:table-cell office:value-type="float" office:value="0.00066644451849975">
                <text:p>0.00066644451849975</text:p>
              </table:table-cell>
              <table:table-cell office:value-type="float" office:value="139.95331689902">
                <text:p>139.95331689902</text:p>
              </table:table-cell>
              <table:table-cell office:value-type="float" office:value="0.00066644451849975">
                <text:p>0.00066644451849975</text:p>
              </table:table-cell>
              <table:table-cell office:value-type="float" office:value="139.95331689902">
                <text:p>139.95331689902</text:p>
              </table:table-cell>
              <table:table-cell office:value-type="float" office:value="0.00066644451849984">
                <text:p>0.00066644451849984</text:p>
              </table:table-cell>
              <table:table-cell office:value-type="float" office:value="139.95331689562">
                <text:p>139.95331689562</text:p>
              </table:table-cell>
              <table:table-cell office:value-type="float" office:value="0.00066644451849975">
                <text:p>0.00066644451849975</text:p>
              </table:table-cell>
              <table:table-cell office:value-type="float" office:value="139.95331689902">
                <text:p>139.95331689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782">
                <text:p>0.00083298627305782</text:p>
              </table:table-cell>
              <table:table-cell office:value-type="float" office:value="174.92711734211">
                <text:p>174.92711734211</text:p>
              </table:table-cell>
              <table:table-cell office:value-type="float" office:value="0.00083298627307362">
                <text:p>0.00083298627307362</text:p>
              </table:table-cell>
              <table:table-cell office:value-type="float" office:value="174.92707733736">
                <text:p>174.92707733736</text:p>
              </table:table-cell>
              <table:table-cell office:value-type="float" office:value="0.00083298627307362">
                <text:p>0.00083298627307362</text:p>
              </table:table-cell>
              <table:table-cell office:value-type="float" office:value="174.92707736005">
                <text:p>174.92707736005</text:p>
              </table:table-cell>
              <table:table-cell office:value-type="float" office:value="0.00083298627307368">
                <text:p>0.00083298627307368</text:p>
              </table:table-cell>
              <table:table-cell office:value-type="float" office:value="174.92707736208">
                <text:p>174.92707736208</text:p>
              </table:table-cell>
              <table:table-cell office:value-type="float" office:value="0.00083298627307362">
                <text:p>0.00083298627307362</text:p>
              </table:table-cell>
              <table:table-cell office:value-type="float" office:value="174.92707736143">
                <text:p>174.92707736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194">
                <text:p>0.00099950029609194</text:p>
              </table:table-cell>
              <table:table-cell office:value-type="float" office:value="209.89506217929">
                <text:p>209.89506217929</text:p>
              </table:table-cell>
              <table:table-cell office:value-type="float" office:value="0.00099950029611091">
                <text:p>0.00099950029611091</text:p>
              </table:table-cell>
              <table:table-cell office:value-type="float" office:value="209.89501440629">
                <text:p>209.89501440629</text:p>
              </table:table-cell>
              <table:table-cell office:value-type="float" office:value="0.00099950029611089">
                <text:p>0.00099950029611089</text:p>
              </table:table-cell>
              <table:table-cell office:value-type="float" office:value="209.89501421112">
                <text:p>209.89501421112</text:p>
              </table:table-cell>
              <table:table-cell office:value-type="float" office:value="0.00099950029611098">
                <text:p>0.00099950029611098</text:p>
              </table:table-cell>
              <table:table-cell office:value-type="float" office:value="209.89501420724">
                <text:p>209.89501420724</text:p>
              </table:table-cell>
              <table:table-cell office:value-type="float" office:value="0.00099950029611099">
                <text:p>0.00099950029611099</text:p>
              </table:table-cell>
              <table:table-cell office:value-type="float" office:value="209.89501420764">
                <text:p>209.89501420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34">
                <text:p>0.0011659865968234</text:p>
              </table:table-cell>
              <table:table-cell office:value-type="float" office:value="240.00000000002">
                <text:p>240.00000000002</text:p>
              </table:table-cell>
              <table:table-cell office:value-type="float" office:value="0.0011659865968455">
                <text:p>0.0011659865968455</text:p>
              </table:table-cell>
              <table:table-cell office:value-type="float" office:value="240.00000679096">
                <text:p>240.00000679096</text:p>
              </table:table-cell>
              <table:table-cell office:value-type="float" office:value="0.0011659865968454">
                <text:p>0.0011659865968454</text:p>
              </table:table-cell>
              <table:table-cell office:value-type="float" office:value="240.0000000003">
                <text:p>240.0000000003</text:p>
              </table:table-cell>
              <table:table-cell office:value-type="float" office:value="0.0011659865968454">
                <text:p>0.0011659865968454</text:p>
              </table:table-cell>
              <table:table-cell office:value-type="float" office:value="239.99999999997">
                <text:p>239.99999999997</text:p>
              </table:table-cell>
              <table:table-cell office:value-type="float" office:value="0.0011659865968455">
                <text:p>0.0011659865968455</text:p>
              </table:table-cell>
              <table:table-cell office:value-type="float" office:value="239.99999999811">
                <text:p>239.99999999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13">
                <text:p>0.0013324451844813</text:p>
              </table:table-cell>
              <table:table-cell office:value-type="float" office:value="240">
                <text:p>240</text:p>
              </table:table-cell>
              <table:table-cell office:value-type="float" office:value="0.0013324451845065">
                <text:p>0.0013324451845065</text:p>
              </table:table-cell>
              <table:table-cell office:value-type="float" office:value="240.00000138276">
                <text:p>240.00000138276</text:p>
              </table:table-cell>
              <table:table-cell office:value-type="float" office:value="0.0013324451845064">
                <text:p>0.0013324451845064</text:p>
              </table:table-cell>
              <table:table-cell office:value-type="float" office:value="240.00000008918">
                <text:p>240.00000008918</text:p>
              </table:table-cell>
              <table:table-cell office:value-type="float" office:value="0.0013324451845063">
                <text:p>0.0013324451845063</text:p>
              </table:table-cell>
              <table:table-cell office:value-type="float" office:value="239.99999999998">
                <text:p>239.99999999998</text:p>
              </table:table-cell>
              <table:table-cell office:value-type="float" office:value="0.0013324451845065">
                <text:p>0.0013324451845065</text:p>
              </table:table-cell>
              <table:table-cell office:value-type="float" office:value="240.00000011974">
                <text:p>240.00000011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03">
                <text:p>0.0014988760682903</text:p>
              </table:table-cell>
              <table:table-cell office:value-type="float" office:value="239.99999999998">
                <text:p>239.99999999998</text:p>
              </table:table-cell>
              <table:table-cell office:value-type="float" office:value="0.0014988760683186">
                <text:p>0.0014988760683186</text:p>
              </table:table-cell>
              <table:table-cell office:value-type="float" office:value="240.000001394">
                <text:p>240.000001394</text:p>
              </table:table-cell>
              <table:table-cell office:value-type="float" office:value="0.0014988760683185">
                <text:p>0.0014988760683185</text:p>
              </table:table-cell>
              <table:table-cell office:value-type="float" office:value="240.00000008916">
                <text:p>240.00000008916</text:p>
              </table:table-cell>
              <table:table-cell office:value-type="float" office:value="0.0014988760683183">
                <text:p>0.0014988760683183</text:p>
              </table:table-cell>
              <table:table-cell office:value-type="float" office:value="239.99999999995">
                <text:p>239.99999999995</text:p>
              </table:table-cell>
              <table:table-cell office:value-type="float" office:value="0.0014988760683186">
                <text:p>0.0014988760683186</text:p>
              </table:table-cell>
              <table:table-cell office:value-type="float" office:value="240.00000011972">
                <text:p>240.00000011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04">
                <text:p>0.0016652792574704</text:p>
              </table:table-cell>
              <table:table-cell office:value-type="float" office:value="239.99999999997">
                <text:p>239.99999999997</text:p>
              </table:table-cell>
              <table:table-cell office:value-type="float" office:value="0.0016652792575018">
                <text:p>0.0016652792575018</text:p>
              </table:table-cell>
              <table:table-cell office:value-type="float" office:value="240.00000140529">
                <text:p>240.00000140529</text:p>
              </table:table-cell>
              <table:table-cell office:value-type="float" office:value="0.0016652792575017">
                <text:p>0.0016652792575017</text:p>
              </table:table-cell>
              <table:table-cell office:value-type="float" office:value="240.00000008917">
                <text:p>240.00000008917</text:p>
              </table:table-cell>
              <table:table-cell office:value-type="float" office:value="0.0016652792575014">
                <text:p>0.0016652792575014</text:p>
              </table:table-cell>
              <table:table-cell office:value-type="float" office:value="240">
                <text:p>240</text:p>
              </table:table-cell>
              <table:table-cell office:value-type="float" office:value="0.0016652792575017">
                <text:p>0.0016652792575017</text:p>
              </table:table-cell>
              <table:table-cell office:value-type="float" office:value="240.00000011956">
                <text:p>240.0000001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217cm" chart:style-name="ch2">
          <text:p>tangent_operator = elastic</text:p>
        </chart:title>
        <chart:legend chart:legend-position="end" svg:x="14.319cm" svg:y="3.703cm" style:legend-expansion="high" chart:style-name="ch3"/>
        <chart:plot-area chart:style-name="ch4" table:cell-range-address="Sheet2.D13:Sheet2.D13 Sheet2.A2:Sheet2.D3 Sheet2.B1:Sheet2.D1" chart:data-source-has-labels="both" svg:x="0.319cm" svg:y="0.595cm" svg:width="13.678cm" svg:height="8.224cm">
          <chartooo:coordinate-region svg:x="1.126cm" svg:y="0.794cm" svg:width="12.871cm" svg:height="7.378cm"/>
          <chart:axis chart:dimension="x" chart:name="primary-x" chart:style-name="ch5" chartooo:axis-type="auto">
            <chartooo:date-scale/>
            <chart:categories table:cell-range-address="Sheet2.A2:Sheet2.A3"/>
          </chart:axis>
          <chart:axis chart:dimension="y" chart:name="primary-y" chart:style-name="ch6"/>
          <chart:series chart:style-name="ch7" chart:values-cell-range-address="Sheet2.B2:Sheet2.B3" chart:label-cell-address="Sheet2.B1:Sheet2.B1" chart:class="chart:bar">
            <chart:data-point chart:repeated="2"/>
          </chart:series>
          <chart:series chart:style-name="ch8" chart:values-cell-range-address="Sheet2.C2:Sheet2.C3" chart:label-cell-address="Sheet2.C1:Sheet2.C1" chart:class="chart:bar">
            <chart:data-point chart:repeated="2"/>
          </chart:series>
          <chart:series chart:style-name="ch9" chart:values-cell-range-address="Sheet2.D2:Sheet2.D3" chart:label-cell-address="Sheet2.D1:Sheet2.D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old</text:p>
                <draw:g>
                  <svg:desc>Sheet2.B1:Sheet2.B1</svg:desc>
                </draw:g>
              </table:table-cell>
              <table:table-cell office:value-type="string">
                <text:p>J2 rR</text:p>
                <draw:g>
                  <svg:desc>Sheet2.C1:Sheet2.C1</svg:desc>
                </draw:g>
              </table:table-cell>
              <table:table-cell office:value-type="string">
                <text:p>LSH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 = 0.1</text:p>
                <draw:g>
                  <svg:desc>Sheet2.A2:Sheet2.A3</svg:desc>
                </draw:g>
              </table:table-cell>
              <table:table-cell office:value-type="float" office:value="12.409">
                <text:p>12.409</text:p>
                <draw:g>
                  <svg:desc>Sheet2.B2:Sheet2.B3</svg:desc>
                </draw:g>
              </table:table-cell>
              <table:table-cell office:value-type="float" office:value="8.746">
                <text:p>8.746</text:p>
                <draw:g>
                  <svg:desc>Sheet2.C2:Sheet2.C3</svg:desc>
                </draw:g>
              </table:table-cell>
              <table:table-cell office:value-type="float" office:value="5.659">
                <text:p>5.659</text:p>
                <draw:g>
                  <svg:desc>Sheet2.D2:Sheet2.D3</svg:desc>
                </draw:g>
              </table:table-cell>
            </table:table-row>
            <table:table-row>
              <table:table-cell office:value-type="string">
                <text:p>t = 0.5</text:p>
              </table:table-cell>
              <table:table-cell office:value-type="float" office:value="118.48">
                <text:p>118.48</text:p>
              </table:table-cell>
              <table:table-cell office:value-type="float" office:value="74.198">
                <text:p>74.198</text:p>
              </table:table-cell>
              <table:table-cell office:value-type="float" office:value="33.69">
                <text:p>33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8cm" svg:y="0.219cm" chart:style-name="ch2">
          <text:p>tangent_operator != elastic</text:p>
        </chart:title>
        <chart:legend chart:legend-position="end" svg:x="13.843cm" svg:y="3.703cm" style:legend-expansion="high" chart:style-name="ch3"/>
        <chart:plot-area chart:style-name="ch4" table:cell-range-address="Sheet2.A5:Sheet2.D7" chart:data-source-has-labels="both" svg:x="0.319cm" svg:y="0.594cm" svg:width="13.678cm" svg:height="8.224cm">
          <chartooo:coordinate-region svg:x="1.126cm" svg:y="0.793cm" svg:width="12.871cm" svg:height="7.378cm"/>
          <chart:axis chart:dimension="x" chart:name="primary-x" chart:style-name="ch5" chartooo:axis-type="auto">
            <chartooo:date-scale/>
            <chart:categories table:cell-range-address="Sheet2.A6:Sheet2.A7"/>
          </chart:axis>
          <chart:axis chart:dimension="y" chart:name="primary-y" chart:style-name="ch6"/>
          <chart:series chart:style-name="ch7" chart:values-cell-range-address="Sheet2.B6:Sheet2.B7" chart:label-cell-address="Sheet2.B5:Sheet2.B5" chart:class="chart:bar">
            <chart:data-point chart:repeated="2"/>
          </chart:series>
          <chart:series chart:style-name="ch8" chart:values-cell-range-address="Sheet2.C6:Sheet2.C7" chart:label-cell-address="Sheet2.C5:Sheet2.C5" chart:class="chart:bar">
            <chart:data-point chart:repeated="2"/>
          </chart:series>
          <chart:series chart:style-name="ch9" chart:values-cell-range-address="Sheet2.D6:Sheet2.D7" chart:label-cell-address="Sheet2.D5:Sheet2.D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old</text:p>
                <draw:g>
                  <svg:desc>Sheet2.B5:Sheet2.B5</svg:desc>
                </draw:g>
              </table:table-cell>
              <table:table-cell office:value-type="string">
                <text:p>J2 rR</text:p>
                <draw:g>
                  <svg:desc>Sheet2.C5:Sheet2.C5</svg:desc>
                </draw:g>
              </table:table-cell>
              <table:table-cell office:value-type="string">
                <text:p>J2 rR tan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 = 0.1</text:p>
                <draw:g>
                  <svg:desc>Sheet2.A6:Sheet2.A7</svg:desc>
                </draw:g>
              </table:table-cell>
              <table:table-cell office:value-type="float" office:value="22.101">
                <text:p>22.101</text:p>
                <draw:g>
                  <svg:desc>Sheet2.B6:Sheet2.B7</svg:desc>
                </draw:g>
              </table:table-cell>
              <table:table-cell office:value-type="float" office:value="17.965">
                <text:p>17.965</text:p>
                <draw:g>
                  <svg:desc>Sheet2.C6:Sheet2.C7</svg:desc>
                </draw:g>
              </table:table-cell>
              <table:table-cell office:value-type="float" office:value="11.374">
                <text:p>11.374</text:p>
                <draw:g>
                  <svg:desc>Sheet2.D6:Sheet2.D7</svg:desc>
                </draw:g>
              </table:table-cell>
            </table:table-row>
            <table:table-row>
              <table:table-cell office:value-type="string">
                <text:p>t = 0.5</text:p>
              </table:table-cell>
              <table:table-cell office:value-type="float" office:value="206.481">
                <text:p>206.481</text:p>
              </table:table-cell>
              <table:table-cell office:value-type="float" office:value="164.826">
                <text:p>164.826</text:p>
              </table:table-cell>
              <table:table-cell office:value-type="float" office:value="94.748">
                <text:p>94.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